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1588568208888578A39.png" manifest:media-type="image/png"/>
  <manifest:file-entry manifest:full-path="Pictures/10000201000002DE000000EEF9AA02E8B4EE6756.png" manifest:media-type="image/png"/>
  <manifest:file-entry manifest:full-path="Pictures/10000201000002A0000002A0F6274BA038503C32.png" manifest:media-type="image/png"/>
  <manifest:file-entry manifest:full-path="Pictures/100013590000F1800000F1802CEC67948215CD7D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23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1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413cm"/>
      <style:paragraph-properties style:writing-mode="lr-tb"/>
    </style:style>
    <style:style style:name="gr8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3.30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55cm" svg:height="10.731cm" svg:x="1.77cm" svg:y="0.268cm">
          <draw:image xlink:href="Pictures/100013590000F1800000F1802CEC67948215CD7D.pdf" xlink:type="simple" xlink:show="embed" xlink:actuate="onLoad" draw:mime-type="application/pdf">
            <text:p/>
          </draw:image>
          <draw:image xlink:href="Pictures/10000201000002A0000002A0F6274BA038503C32.png" xlink:type="simple" xlink:show="embed" xlink:actuate="onLoad" draw:mime-type="image/png"/>
        </draw:frame>
        <draw:line draw:style-name="gr2" draw:text-style-name="P1" draw:layer="layout" svg:x1="7.6cm" svg:y1="0.9cm" svg:x2="7.6cm" svg:y2="10.5cm">
          <text:p/>
        </draw:line>
        <draw:frame draw:style-name="gr3" draw:text-style-name="P1" draw:layer="layout" svg:width="2.6cm" svg:height="0.843cm" svg:x="6.6cm" svg:y="10.944cm">
          <draw:image xlink:href="Pictures/10000201000002DE000000EEF9AA02E8B4EE6756.png" xlink:type="simple" xlink:show="embed" xlink:actuate="onLoad" draw:mime-type="image/png">
            <text:p/>
          </draw:image>
        </draw:frame>
        <draw:line draw:style-name="gr4" draw:text-style-name="P1" draw:layer="layout" svg:x1="7.6cm" svg:y1="5cm" svg:x2="9.4cm" svg:y2="5cm">
          <text:p/>
        </draw:line>
        <draw:frame draw:style-name="gr3" draw:text-style-name="P1" draw:layer="layout" svg:width="3.597cm" svg:height="0.943cm" svg:x="9.4cm" svg:y="2.03cm">
          <draw:image xlink:href="Pictures/1000020100000520000001588568208888578A39.png" xlink:type="simple" xlink:show="embed" xlink:actuate="onLoad" draw:mime-type="image/png">
            <text:p/>
          </draw:image>
        </draw:frame>
        <draw:line draw:style-name="gr5" draw:text-style-name="P1" draw:layer="layout" svg:x1="8.6cm" svg:y1="5cm" svg:x2="9.9cm" svg:y2="2.8cm">
          <text:p/>
        </draw:line>
        <draw:line draw:style-name="gr4" draw:text-style-name="P1" draw:layer="layout" svg:x1="3.9cm" svg:y1="9.9cm" svg:x2="3.9cm" svg:y2="10.7cm">
          <text:p/>
        </draw:line>
        <draw:line draw:style-name="gr4" draw:text-style-name="P1" draw:layer="layout" svg:x1="11.4cm" svg:y1="9.9cm" svg:x2="11.4cm" svg:y2="10.7cm">
          <text:p/>
        </draw:line>
        <draw:frame draw:style-name="gr6" draw:text-style-name="P2" draw:layer="layout" svg:width="0.612cm" svg:height="0.806cm" svg:x="3.6cm" svg:y="10.8cm">
          <draw:text-box>
            <text:p><text:span text:style-name="T1">l</text:span></text:p>
          </draw:text-box>
        </draw:frame>
        <draw:frame draw:style-name="gr7" draw:text-style-name="P2" draw:layer="layout" svg:width="0.913cm" svg:height="0.806cm" svg:x="11cm" svg:y="10.8cm">
          <draw:text-box>
            <text:p><text:span text:style-name="T1">m</text:span></text:p>
          </draw:text-box>
        </draw:frame>
        <draw:line draw:style-name="gr8" draw:text-style-name="P1" draw:layer="layout" svg:x1="3.9cm" svg:y1="9.9cm" svg:x2="11.4cm" svg:y2="9.9cm">
          <text:p/>
        </draw:line>
        <draw:frame draw:style-name="gr9" draw:text-style-name="P3" draw:layer="layout" svg:width="1.768cm" svg:height="0.962cm" svg:x="6.7cm" svg:y="6.5cm">
          <draw:text-box>
            <text:p>95%</text:p>
          </draw:text-box>
        </draw:frame>
        <draw:frame draw:style-name="gr10" draw:text-style-name="P3" draw:layer="layout" svg:width="1.945cm" svg:height="0.962cm" svg:x="12.7cm" svg:y="9.2cm">
          <draw:text-box>
            <text:p>2.5%</text:p>
          </draw:text-box>
        </draw:frame>
        <draw:frame draw:style-name="gr10" draw:text-style-name="P3" draw:layer="layout" svg:width="1.946cm" svg:height="0.962cm" svg:x="1.3cm" svg:y="9.1cm">
          <draw:text-box>
            <text:p>2.5%</text:p>
          </draw:text-box>
        </draw:frame>
        <draw:line draw:style-name="gr5" draw:text-style-name="P1" draw:layer="layout" svg:x1="3.6cm" svg:y1="10.4cm" svg:x2="2.9cm" svg:y2="10cm">
          <text:p/>
        </draw:line>
        <draw:line draw:style-name="gr5" draw:text-style-name="P1" draw:layer="layout" svg:x1="11.9cm" svg:y1="10.5cm" svg:x2="12.9cm" svg:y2="10cm">
          <text:p/>
        </draw:line>
        <draw:custom-shape draw:style-name="gr11" draw:text-style-name="P1" draw:layer="layout" svg:width="0.7cm" svg:height="3.75cm" draw:transform="rotate (1.5707963267949) translate (7.6cm 9.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3" draw:layer="layout" svg:width="2.335cm" svg:height="0.962cm" svg:x="8.2cm" svg:y="8.2cm">
          <draw:text-box>
            <text:p>z*SE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5-10T07:22:33.068848043</dc:date>
    <meta:editing-duration>PT7M46S</meta:editing-duration>
    <meta:editing-cycles>5</meta:editing-cycles>
    <meta:generator>LibreOffice/7.1.1.2$MacOSX_X86_64 LibreOffice_project/fe0b08f4af1bacafe4c7ecc87ce55bb426164676</meta:generator>
    <meta:document-statistic meta:object-count="18"/>
  </office:meta>
</office:document-meta>
</file>